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1.8154in"/>
    </style:style>
    <style:style style:name="co2" style:family="table-column">
      <style:table-column-properties fo:break-before="auto" style:column-width="0.5335in"/>
    </style:style>
    <style:style style:name="co3" style:family="table-column">
      <style:table-column-properties fo:break-before="auto" style:column-width="0.4508in"/>
    </style:style>
    <style:style style:name="co4" style:family="table-column">
      <style:table-column-properties fo:break-before="auto" style:column-width="0.5839in"/>
    </style:style>
    <style:style style:name="co5" style:family="table-column">
      <style:table-column-properties fo:break-before="auto" style:column-width="0.6047in"/>
    </style:style>
    <style:style style:name="co6" style:family="table-column">
      <style:table-column-properties fo:break-before="auto" style:column-width="0.5126in"/>
    </style:style>
    <style:style style:name="co7" style:family="table-column">
      <style:table-column-properties fo:break-before="auto" style:column-width="0.4in"/>
    </style:style>
    <style:style style:name="co8" style:family="table-column">
      <style:table-column-properties fo:break-before="auto" style:column-width="0.6972in"/>
    </style:style>
    <style:style style:name="co9" style:family="table-column">
      <style:table-column-properties fo:break-before="auto" style:column-width="0.4472in"/>
    </style:style>
    <style:style style:name="co10" style:family="table-column">
      <style:table-column-properties fo:break-before="auto" style:column-width="0.5638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6563in"/>
    </style:style>
    <style:style style:name="ro1" style:family="table-row">
      <style:table-row-properties style:row-height="0.2283in" fo:break-before="auto" style:use-optimal-row-height="true"/>
    </style:style>
    <style:style style:name="ro2" style:family="table-row">
      <style:table-row-properties style:row-height="0.2508in" fo:break-before="auto" style:use-optimal-row-height="false"/>
    </style:style>
    <style:style style:name="ro3" style:family="table-row">
      <style:table-row-properties style:row-height="0.4602in" fo:break-before="auto" style:use-optimal-row-height="false"/>
    </style:style>
    <style:style style:name="ro4" style:family="table-row">
      <style:table-row-properties style:row-height="0.3346in" fo:break-before="auto" style:use-optimal-row-height="false"/>
    </style:style>
    <style:style style:name="ro5" style:family="table-row">
      <style:table-row-properties style:row-height="0.2846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261in" fo:break-before="auto" style:use-optimal-row-height="false"/>
    </style:style>
    <style:style style:name="ro8" style:family="table-row">
      <style:table-row-properties style:row-height="0.2965in" fo:break-before="auto" style:use-optimal-row-height="false"/>
    </style:style>
    <style:style style:name="ro9" style:family="table-row">
      <style:table-row-properties style:row-height="0.2811in" fo:break-before="auto" style:use-optimal-row-height="true"/>
    </style:style>
    <style:style style:name="ro10" style:family="table-row">
      <style:table-row-properties style:row-height="0.2807in" fo:break-before="auto" style:use-optimal-row-height="false"/>
    </style:style>
    <style:style style:name="ro11" style:family="table-row">
      <style:table-row-properties style:row-height="0.2984in" fo:break-before="auto" style:use-optimal-row-height="true"/>
    </style:style>
    <style:style style:name="ro12" style:family="table-row">
      <style:table-row-properties style:row-height="0.3319in" fo:break-before="auto" style:use-optimal-row-height="false"/>
    </style:style>
    <style:style style:name="ro13" style:family="table-row">
      <style:table-row-properties style:row-height="0.3161in" fo:break-before="auto" style:use-optimal-row-height="fals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0.2925in" fo:break-before="auto" style:use-optimal-row-height="false"/>
    </style:style>
    <style:style style:name="ro16" style:family="table-row">
      <style:table-row-properties style:row-height="0.2366in" fo:break-before="auto" style:use-optimal-row-height="false"/>
    </style:style>
    <style:style style:name="ro17" style:family="table-row">
      <style:table-row-properties style:row-height="0.4126in" fo:break-before="auto" style:use-optimal-row-height="true"/>
    </style:style>
    <style:style style:name="ro18" style:family="table-row">
      <style:table-row-properties style:row-height="0.3043in" fo:break-before="auto" style:use-optimal-row-height="false"/>
    </style:style>
    <style:style style:name="ro19" style:family="table-row">
      <style:table-row-properties style:row-height="0.3516in" fo:break-before="auto" style:use-optimal-row-height="false"/>
    </style:style>
    <style:style style:name="ro20" style:family="table-row">
      <style:table-row-properties style:row-height="0.2728in" fo:break-before="auto" style:use-optimal-row-height="false"/>
    </style:style>
    <style:style style:name="ro21" style:family="table-row">
      <style:table-row-properties style:row-height="0.3083in" fo:break-before="auto" style:use-optimal-row-height="false"/>
    </style:style>
    <style:style style:name="ro22" style:family="table-row">
      <style:table-row-properties style:row-height="0.2311in" fo:break-before="auto" style:use-optimal-row-height="false"/>
    </style:style>
    <style:style style:name="ro23" style:family="table-row">
      <style:table-row-properties style:row-height="0.3516in" fo:break-before="auto" style:use-optimal-row-height="true"/>
    </style:style>
    <style:style style:name="ro24" style:family="table-row">
      <style:table-row-properties style:row-height="0.1929in" fo:break-before="auto" style:use-optimal-row-height="true"/>
    </style:style>
    <style:style style:name="ro25" style:family="table-row">
      <style:table-row-properties style:row-height="0.5098in" fo:break-before="auto" style:use-optimal-row-height="true"/>
    </style:style>
    <style:style style:name="ro26" style:family="table-row">
      <style:table-row-properties style:row-height="0.4925in" fo:break-before="auto" style:use-optimal-row-height="false"/>
    </style:style>
    <style:style style:name="ro27" style:family="table-row">
      <style:table-row-properties style:row-height="0.5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.0138in" fo:padding-left="0.0138in" fo:padding-right="0.0835in" fo:padding-top="0.0138in" style:vertical-align="top"/>
      <style:text-properties fo:color="#e6e6e6" style:font-name="Helvetica Neue"/>
    </style:style>
    <style:style style:name="ce2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4c4c4c" style:font-name="Helvetica Neue" fo:font-size="8pt" style:font-size-asian="8pt" style:font-size-complex="8pt"/>
    </style:style>
    <style:style style:name="ce3" style:family="table-cell" style:parent-style-name="Default">
      <style:table-cell-properties fo:padding-bottom="0.0138in" fo:padding-left="0.0138in" fo:padding-right="0.0835in" fo:padding-top="0.0138in" style:vertical-align="top"/>
      <style:text-properties style:font-name="Helvetica Neue"/>
    </style:style>
    <style:style style:name="ce4" style:family="table-cell" style:parent-style-name="Default">
      <style:table-cell-properties fo:border-bottom="none" fo:border-left="none" fo:padding-bottom="0.0138in" fo:padding-left="0.0138in" fo:padding-right="0.0835in" fo:padding-top="0.0138in" fo:border-right="none" fo:border-top="0.06pt solid #000000" style:vertical-align="top"/>
      <style:text-properties fo:color="#0000ff" style:font-name="Helvetica Neue"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999999" style:font-name="Helvetica Neue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style:font-name="Helvetica Neue" fo:font-size="8pt" style:font-size-asian="8pt" style:font-size-complex="8pt"/>
    </style:style>
    <style:style style:name="ce7" style:family="table-cell" style:parent-style-name="Default">
      <style:table-cell-properties fo:background-color="#333333" style:text-align-source="fix" style:repeat-content="false" fo:wrap-option="wrap" fo:padding-bottom="0.0555in" fo:padding-left="0.0138in" fo:padding-right="0.0138in" fo:padding-top="0.0193in" style:vertical-align="bottom"/>
      <style:paragraph-properties fo:text-align="end" fo:margin-left="0in"/>
      <style:text-properties fo:color="#e6ff00" style:font-name="Helvetica Neue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0000ff" style:font-name="Helvetica Neue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0000ff" style:font-name="Helvetica Neue"/>
    </style:style>
    <style:style style:name="ce10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800000" style:font-name="Helvetica Neue" fo:font-size="9pt" style:font-size-asian="9pt" style:font-size-complex="9pt"/>
    </style:style>
    <style:style style:name="ce11" style:family="table-cell" style:parent-style-name="Default">
      <style:table-cell-properties fo:border="none" fo:padding-bottom="0.0138in" fo:padding-left="0.0138in" fo:padding-right="0.0835in" fo:padding-top="0.0138in" style:vertical-align="top"/>
      <style:text-properties fo:color="#0000ff" style:font-name="Helvetica Neue" fo:font-size="8pt" fo:font-style="italic" style:font-size-asian="8pt" style:font-style-asian="italic" style:font-size-complex="8pt" style:font-style-complex="italic"/>
    </style:style>
    <style:style style:name="ce12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666666" style:font-name="Helvetica Neue" fo:font-size="8pt" style:font-size-asian="8pt" style:font-size-complex="8pt"/>
    </style:style>
    <style:style style:name="ce13" style:family="table-cell" style:parent-style-name="Default">
      <style:table-cell-properties style:vertical-align="top"/>
      <style:text-properties style:font-name="Helvetica Neue"/>
    </style:style>
    <style:style style:name="ce14" style:family="table-cell" style:parent-style-name="Default">
      <style:table-cell-properties style:vertical-align="top"/>
      <style:text-properties fo:color="#006b6b" style:font-name="Helvetica Neu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333333" style:font-name="Helvetica Neu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666666" style:font-name="Helvetica Neue" fo:font-size="8pt" fo:font-style="italic" style:font-size-asian="8pt" style:font-style-asian="italic" style:font-size-complex="8pt" style:font-style-complex="italic"/>
    </style:style>
    <style:style style:name="ce17" style:family="table-cell" style:parent-style-name="Default">
      <style:table-cell-properties style:vertical-align="top"/>
      <style:text-properties fo:color="#355e00" style:font-name="Helvetica Neue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-bottom="none" fo:border-left="none" fo:border-right="none" fo:border-top="0.06pt solid #000000" style:vertical-align="top"/>
      <style:text-properties style:font-name="Helvetica Neue"/>
    </style:style>
    <style:style style:name="ce19" style:family="table-cell" style:parent-style-name="Default">
      <style:table-cell-properties style:vertical-align="top"/>
      <style:text-properties fo:color="#006b6b" style:font-name="Helvetica Neue" fo:font-weight="normal" style:font-weight-asian="normal" style:font-weight-complex="normal"/>
    </style:style>
    <style:style style:name="ce20" style:family="table-cell" style:parent-style-name="Default">
      <style:table-cell-properties fo:background-color="#008000" style:vertical-align="top"/>
      <style:text-properties fo:color="#00008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ccccc" style:text-align-source="fix" style:repeat-content="false" fo:wrap-option="wrap" fo:padding-bottom="0.0555in" fo:padding-left="0.0138in" fo:padding-right="0.0138in" fo:padding-top="0.0193in" style:vertical-align="bottom"/>
      <style:paragraph-properties fo:text-align="center" fo:margin-left="0in"/>
      <style:text-properties fo:color="#333333" style:font-name="Helvetica Neue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22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none" style:vertical-align="top"/>
      <style:paragraph-properties fo:text-align="center" fo:margin-left="0in"/>
      <style:text-properties fo:color="#004586" style:font-name="Helvetica Neue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none" fo:background-color="#ff8080" style:text-align-source="fix" style:repeat-content="false" fo:border-left="none" fo:border-right="0.06pt solid #000000" fo:border-top="none" style:vertical-align="top"/>
      <style:paragraph-properties fo:text-align="center" fo:margin-left="0in"/>
      <style:text-properties fo:color="#004586" style:font-name="Helvetica Neue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333333" style:font-name="Helvetica Neue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ackground-color="#800000" style:vertical-align="top"/>
      <style:text-properties fo:color="#ffff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vertical-align="top"/>
      <style:text-properties fo:color="#00ae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004a4a" style:vertical-align="top"/>
      <style:text-properties fo:color="#ccffff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f0000" style:vertical-align="top"/>
      <style:text-properties fo:color="#0000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ffcc99" style:vertical-align="top"/>
      <style:text-properties fo:color="#4c19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83caff" style:vertical-align="top"/>
      <style:text-properties fo:color="#0000ff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elvetica Neu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elvetica Neue" fo:font-size="9.5pt" fo:language="en" fo:country="US" style:font-name-asian="Helvetica Neue" style:font-size-asian="9.5pt" style:language-asian="en" style:country-asian="US" style:font-name-complex="Helvetica Neue" style:font-size-complex="5.40000009536743pt" style:language-complex="en" style:country-complex="US"/>
    </style:style>
    <style:style style:name="ce33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start" fo:margin-left="0in"/>
      <style:text-properties style:font-name="Helvetica Neue"/>
    </style:style>
    <style:style style:name="ce34" style:family="table-cell" style:parent-style-name="Default">
      <style:table-cell-properties fo:background-color="#cccccc" style:text-align-source="fix" style:repeat-content="false" fo:wrap-option="wrap" fo:padding-bottom="0.0555in" fo:padding-left="0.0138in" fo:padding-right="0.0138in" fo:padding-top="0.0193in" style:vertical-align="bottom"/>
      <style:paragraph-properties fo:text-align="center" fo:margin-left="0in"/>
      <style:text-properties style:font-name="Helvetica Neue" fo:font-size="7pt" fo:font-weight="bold" style:font-size-asian="7pt" style:font-weight-asian="bold" style:font-size-complex="7pt" style:font-weight-complex="bold"/>
    </style:style>
    <style:style style:name="ce35" style:family="table-cell" style:parent-style-name="Default">
      <style:table-cell-properties fo:background-color="#99ccff" style:text-align-source="fix" style:repeat-content="false" style:vertical-align="top"/>
      <style:paragraph-properties fo:text-align="center" fo:margin-left="0in"/>
      <style:text-properties fo:color="#333333" style:font-name="Helvetica Neue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ackground-color="#ff8080" style:text-align-source="fix" style:repeat-content="false" style:vertical-align="top"/>
      <style:paragraph-properties fo:text-align="center" fo:margin-left="0in"/>
      <style:text-properties fo:color="#333333" style:font-name="Helvetica Neue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elvetica Neue" style:font-name-asian="宋体" style:font-name-complex="Lucida Sans"/>
    </style:style>
    <style:style style:name="T1" style:family="text">
      <style:text-properties fo:color="#000080"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Workspace content workflow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09" table:default-cell-style-name="Default"/>
        <table:table-row table:style-name="ro1">
          <table:table-cell table:style-name="ce1" office:value-type="string">
            <text:p>[<text:span text:style-name="T1">Workflow</text:span>]</text:p>
          </table:table-cell>
          <table:table-cell table:style-name="ce13" table:number-columns-repeated="1022"/>
          <table:table-cell/>
        </table:table-row>
        <table:table-row table:style-name="ro2">
          <table:table-cell table:style-name="ce2" office:value-type="string">
            <text:p>ID</text:p>
          </table:table-cell>
          <table:table-cell table:style-name="ce14" office:value-type="string" table:number-columns-spanned="6" table:number-rows-spanned="1">
            <text:p>teamwork_workspace_workflow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3">
          <table:table-cell table:style-name="ce2" office:value-type="string">
            <text:p>Title</text:p>
          </table:table-cell>
          <table:table-cell table:style-name="ce15" office:value-type="string" table:number-columns-spanned="6" table:number-rows-spanned="1">
            <text:p>Teamwork workspace workflow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16" office:value-type="string" table:number-columns-spanned="6" table:number-rows-spanned="1">
            <text:p>A workflow for workspaces, and content within, inside a project-based workspace collaboration system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5">
          <table:table-cell table:style-name="ce2" office:value-type="string">
            <text:p>Initial state</text:p>
          </table:table-cell>
          <table:table-cell table:style-name="ce17" office:value-type="string" table:number-columns-spanned="6" table:number-rows-spanned="1">
            <text:p>visible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6" table:number-rows-repeated="2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visible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8">
          <table:table-cell table:style-name="ce6" office:value-type="string">
            <text:p>Title</text:p>
          </table:table-cell>
          <table:table-cell table:style-name="ce20" office:value-type="string" table:number-columns-spanned="6" table:number-rows-spanned="1">
            <text:p>Shared with workgroup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9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Item is visible to members of workspace with the Workspace Viewer role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0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submit, make_private, restrict, collaborate, archive, publish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Yes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number-columns-repeated="3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8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private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2">
          <table:table-cell table:style-name="ce6" office:value-type="string">
            <text:p>Title</text:p>
          </table:table-cell>
          <table:table-cell table:style-name="ce25" office:value-type="string" table:number-columns-spanned="6" table:number-rows-spanned="1">
            <text:p>Private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6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Item is visible and editable by owner and managers only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3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share, restrict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published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4">
          <table:table-cell table:style-name="ce6" office:value-type="string">
            <text:p>Title</text:p>
          </table:table-cell>
          <table:table-cell table:style-name="ce26" office:value-type="string" table:number-columns-spanned="6" table:number-rows-spanned="1">
            <text:p>Publicly visible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9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Item is publicly visible to any and all parties on the Internet, including anonymous visitors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5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archive, return_for_editing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7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7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7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16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collaborative_editing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4">
          <table:table-cell table:style-name="ce6" office:value-type="string">
            <text:p>Title</text:p>
          </table:table-cell>
          <table:table-cell table:style-name="ce27" office:value-type="string" table:number-columns-spanned="6" table:number-rows-spanned="1">
            <text:p>Collaborative editing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7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Collaborative editing mode for item: members of the same workspace with the “Workspace Contributor” role can edit the item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8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end_collaboration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number-columns-repeated="3" table:style-name="ce35" office:value-type="string">
            <text:p>X</text:p>
          </table:table-cell>
          <table:table-cell table:style-name="ce35"/>
          <table:table-cell table:number-columns-repeated="3"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number-columns-repeated="3" table:style-name="ce35" office:value-type="string">
            <text:p>X</text:p>
          </table:table-cell>
          <table:table-cell table:style-name="ce35"/>
          <table:table-cell table:number-columns-repeated="3"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number-columns-repeated="3" table:style-name="ce35" office:value-type="string">
            <text:p>X</text:p>
          </table:table-cell>
          <table:table-cell table:style-name="ce35"/>
          <table:table-cell table:number-columns-repeated="3"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Yes</text:p>
          </table:table-cell>
          <table:table-cell table:style-name="ce36" office:value-type="string">
            <text:p>X</text:p>
          </table:table-cell>
          <table:table-cell table:style-name="ce36"/>
          <table:table-cell table:number-columns-repeated="4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restricted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9">
          <table:table-cell table:style-name="ce6" office:value-type="string">
            <text:p>Title</text:p>
          </table:table-cell>
          <table:table-cell table:style-name="ce28" office:value-type="string" table:number-columns-spanned="6" table:number-rows-spanned="1">
            <text:p>Restricted to managers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9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Item is restricted to workspace manager(s) (read-only access can additionally be granted in sharing page)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5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share, make_private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9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9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9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archived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20">
          <table:table-cell table:style-name="ce6" office:value-type="string">
            <text:p>Title</text:p>
          </table:table-cell>
          <table:table-cell table:style-name="ce29" office:value-type="string" table:number-columns-spanned="6" table:number-rows-spanned="1">
            <text:p>Archived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7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Item is viewable to all project members, considered completed and archived for long-term record. <text:s/>Only users with the Manager role can edit the item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21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publish, return_for_editing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22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pending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4">
          <table:table-cell table:style-name="ce6" office:value-type="string">
            <text:p>Title</text:p>
          </table:table-cell>
          <table:table-cell table:style-name="ce30" office:value-type="string" table:number-columns-spanned="6" table:number-rows-spanned="1">
            <text:p>Pending review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9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Item has been submitted for review by a user with either the Reviewer or Manager role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8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publish, archive, reject, retract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collaborat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Collaborate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4" table:number-rows-spanned="1">
            <text:p>Enter collaborative editing mod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collaborative_editin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1" office:value-type="string" table:number-columns-spanned="14" table:number-rows-spanned="1">
            <text:p>Owner, Manager, Site Administrato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end_collaboration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End collaboration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4" table:number-rows-spanned="1">
            <text:p>End collaborative editing mode and return to workgroup-sharin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visibl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1" office:value-type="string" table:number-columns-spanned="14" table:number-rows-spanned="1">
            <text:p>Owner, Manager, Site Administrato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make_privat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Make private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4" table:number-rows-spanned="1">
            <text:p>Make item private to owner (and users with Manager or Site Administrator roles)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privat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4" table:number-rows-spanned="1">
            <text:p>Owner, Manager, Site Administrato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shar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Share with workgroup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Share item with workgroup. <text:s/>User must have the ability to modify the item, and have Owner, Manager, or Site Administrator roles to carry out this action)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visibl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4" table:number-rows-spanned="1">
            <text:p>Owner, Manager, Site Administrato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restric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Restrict to managers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Restrict this item to users with Manager or Site Administrator role – only such users can carry out this action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restricted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4" table:number-rows-spanned="1">
            <text:p>Manager, Site Administrato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submi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Submit for review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Submit item for review by a user with the Manager, Site Administrator, or Reviewer roles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pendin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retrac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Retract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Retract item pending review, returning to workgroup sharing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visibl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rejec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Reject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Reject and request re-edit or changes, returning item to workgroup sharing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visibl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Review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archiv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Archive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Archive item, locking it from edits – available to workgroup members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archived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Review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publish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Publish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Publish item, making it available externally on the Internet for any user, including anonymous visitors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published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Review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return_for_editin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Return for editing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Return published or archived item for editing via workgroup sharing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visibl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Review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table:number-columns-spanned="14" table:number-rows-spanned="1"/>
          <table:covered-table-cell table:number-columns-repeated="13"/>
          <table:table-cell table:style-name="ce13" table:number-columns-repeated="1008"/>
          <table:table-cell/>
        </table:table-row>
        <table:table-row table:style-name="ro25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Log a change or information about a content item at the point in time of a call. <text:s/>This action is not intended to be called by user-facing menu choice, but programmatically as a side-effect of some set of user actions. <text:s/>Remain in current state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 table:number-rows-repeated="65305">
          <table:table-cell table:style-name="ce3"/>
          <table:table-cell table:style-name="ce13" table:number-columns-repeated="1022"/>
          <table:table-cell/>
        </table:table-row>
        <table:table-row table:style-name="ro6" table:number-rows-repeated="9830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ivate-first workspace workflow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09" table:default-cell-style-name="Default"/>
        <table:table-row table:style-name="ro1">
          <table:table-cell table:style-name="ce1" office:value-type="string">
            <text:p>[<text:span text:style-name="T1">Workflow</text:span>]</text:p>
          </table:table-cell>
          <table:table-cell table:style-name="ce13" table:number-columns-repeated="1022"/>
          <table:table-cell/>
        </table:table-row>
        <table:table-row table:style-name="ro2">
          <table:table-cell table:style-name="ce2" office:value-type="string">
            <text:p>ID</text:p>
          </table:table-cell>
          <table:table-cell table:style-name="ce14" office:value-type="string" table:number-columns-spanned="6" table:number-rows-spanned="1">
            <text:p>teamwork_private_first_workflow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3">
          <table:table-cell table:style-name="ce2" office:value-type="string">
            <text:p>Title</text:p>
          </table:table-cell>
          <table:table-cell table:style-name="ce15" office:value-type="string" table:number-columns-spanned="6" table:number-rows-spanned="1">
            <text:p>Teamwork private-first workspace workflow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26">
          <table:table-cell table:style-name="ce2" office:value-type="string">
            <text:p>Description</text:p>
          </table:table-cell>
          <table:table-cell table:style-name="ce16" office:value-type="string" table:number-columns-spanned="6" table:number-rows-spanned="1">
            <text:p>A workflow for workspaces, and content within, inside a project-based workspace collaboration system. <text:s/>Unlike the default workspace workflow, content defaults to the private state when initially created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5">
          <table:table-cell table:style-name="ce2" office:value-type="string">
            <text:p>Initial state</text:p>
          </table:table-cell>
          <table:table-cell table:style-name="ce17" office:value-type="string" table:number-columns-spanned="6" table:number-rows-spanned="1">
            <text:p>private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6" table:number-rows-repeated="2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visible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8">
          <table:table-cell table:style-name="ce6" office:value-type="string">
            <text:p>Title</text:p>
          </table:table-cell>
          <table:table-cell table:style-name="ce20" office:value-type="string" table:number-columns-spanned="6" table:number-rows-spanned="1">
            <text:p>Shared with workgroup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9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Item is visible to members of workspace with the Workspace Viewer role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0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submit, make_private, restrict, collaborate, archive, publish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Yes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number-columns-repeated="3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8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private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2">
          <table:table-cell table:style-name="ce6" office:value-type="string">
            <text:p>Title</text:p>
          </table:table-cell>
          <table:table-cell table:style-name="ce25" office:value-type="string" table:number-columns-spanned="6" table:number-rows-spanned="1">
            <text:p>Private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6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Item is visible and editable by owner and managers only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3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share, restrict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published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4">
          <table:table-cell table:style-name="ce6" office:value-type="string">
            <text:p>Title</text:p>
          </table:table-cell>
          <table:table-cell table:style-name="ce26" office:value-type="string" table:number-columns-spanned="6" table:number-rows-spanned="1">
            <text:p>Publicly visible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9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Item is publicly visible to any and all parties on the Internet, including anonymous visitors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5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archive, return_for_editing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7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7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7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16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collaborative_editing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4">
          <table:table-cell table:style-name="ce6" office:value-type="string">
            <text:p>Title</text:p>
          </table:table-cell>
          <table:table-cell table:style-name="ce27" office:value-type="string" table:number-columns-spanned="6" table:number-rows-spanned="1">
            <text:p>Collaborative editing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7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Collaborative editing mode for item: members of the same workspace with the “Workspace Contributor” role can edit the item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8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end_collaboration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number-columns-repeated="3" table:style-name="ce35" office:value-type="string">
            <text:p>X</text:p>
          </table:table-cell>
          <table:table-cell table:style-name="ce35"/>
          <table:table-cell table:number-columns-repeated="3"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number-columns-repeated="3" table:style-name="ce35" office:value-type="string">
            <text:p>X</text:p>
          </table:table-cell>
          <table:table-cell table:style-name="ce35"/>
          <table:table-cell table:number-columns-repeated="3"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number-columns-repeated="3" table:style-name="ce35" office:value-type="string">
            <text:p>X</text:p>
          </table:table-cell>
          <table:table-cell table:style-name="ce35"/>
          <table:table-cell table:number-columns-repeated="3"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Yes</text:p>
          </table:table-cell>
          <table:table-cell table:style-name="ce36" office:value-type="string">
            <text:p>X</text:p>
          </table:table-cell>
          <table:table-cell table:style-name="ce36"/>
          <table:table-cell table:number-columns-repeated="4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restricted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9">
          <table:table-cell table:style-name="ce6" office:value-type="string">
            <text:p>Title</text:p>
          </table:table-cell>
          <table:table-cell table:style-name="ce28" office:value-type="string" table:number-columns-spanned="6" table:number-rows-spanned="1">
            <text:p>Restricted to managers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9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Item is restricted to workspace manager(s) (read-only access can additionally be granted in sharing page)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5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share, make_private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9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9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9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archived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20">
          <table:table-cell table:style-name="ce6" office:value-type="string">
            <text:p>Title</text:p>
          </table:table-cell>
          <table:table-cell table:style-name="ce29" office:value-type="string" table:number-columns-spanned="6" table:number-rows-spanned="1">
            <text:p>Archived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7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Item is viewable to all project members, considered completed and archived for long-term record. <text:s/>Only users with the Manager role can edit the item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21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publish, return_for_editing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22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pending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4">
          <table:table-cell table:style-name="ce6" office:value-type="string">
            <text:p>Title</text:p>
          </table:table-cell>
          <table:table-cell table:style-name="ce30" office:value-type="string" table:number-columns-spanned="6" table:number-rows-spanned="1">
            <text:p>Pending review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9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Item has been submitted for review by a user with either the Reviewer or Manager role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8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publish, archive, reject, retract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collaborat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Collaborate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4" table:number-rows-spanned="1">
            <text:p>Enter collaborative editing mod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collaborative_editin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1" office:value-type="string" table:number-columns-spanned="14" table:number-rows-spanned="1">
            <text:p>Owner, Manager, Site Administrato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end_collaboration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End collaboration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4" table:number-rows-spanned="1">
            <text:p>End collaborative editing mode and return to workgroup-sharin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visibl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1" office:value-type="string" table:number-columns-spanned="14" table:number-rows-spanned="1">
            <text:p>Owner, Manager, Site Administrato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make_privat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Make private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4" table:number-rows-spanned="1">
            <text:p>Make item private to owner (and users with Manager or Site Administrator roles)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privat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4" table:number-rows-spanned="1">
            <text:p>Owner, Manager, Site Administrato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shar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Share with workgroup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Share item with workgroup. <text:s/>User must have the ability to modify the item, and have Owner, Manager, or Site Administrator roles to carry out this action)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visibl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4" table:number-rows-spanned="1">
            <text:p>Owner, Manager, Site Administrato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restric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Restrict to managers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Restrict this item to users with Manager or Site Administrator role – only such users can carry out this action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restricted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4" table:number-rows-spanned="1">
            <text:p>Manager, Site Administrato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submi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Submit for review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Submit item for review by a user with the Manager, Site Administrator, or Reviewer roles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pendin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retrac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Retract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Retract item pending review, returning to workgroup sharing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visibl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rejec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Reject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Reject and request re-edit or changes, returning item to workgroup sharing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visibl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Review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archiv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Archive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Archive item, locking it from edits – available to workgroup members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archived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Review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publish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Publish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Publish item, making it available externally on the Internet for any user, including anonymous visitors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published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Review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return_for_editin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Return for editing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Return published or archived item for editing via workgroup sharing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visibl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Review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table:number-columns-spanned="14" table:number-rows-spanned="1"/>
          <table:covered-table-cell table:number-columns-repeated="13"/>
          <table:table-cell table:style-name="ce13" table:number-columns-repeated="1008"/>
          <table:table-cell/>
        </table:table-row>
        <table:table-row table:style-name="ro25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Log a change or information about a content item at the point in time of a call. <text:s/>This action is not intended to be called by user-facing menu choice, but programmatically as a side-effect of some set of user actions. <text:s/>Remain in current state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 table:number-rows-repeated="65305">
          <table:table-cell table:style-name="ce3"/>
          <table:table-cell table:style-name="ce13" table:number-columns-repeated="1022"/>
          <table:table-cell/>
        </table:table-row>
        <table:table-row table:style-name="ro6" table:number-rows-repeated="9830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oject workflow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09" table:default-cell-style-name="Default"/>
        <table:table-row table:style-name="ro1">
          <table:table-cell table:style-name="ce1" office:value-type="string">
            <text:p>[<text:span text:style-name="T1">Workflow</text:span>]</text:p>
          </table:table-cell>
          <table:table-cell table:style-name="ce13" table:number-columns-repeated="1022"/>
          <table:table-cell/>
        </table:table-row>
        <table:table-row table:style-name="ro2">
          <table:table-cell table:style-name="ce2" office:value-type="string">
            <text:p>ID</text:p>
          </table:table-cell>
          <table:table-cell table:style-name="ce14" office:value-type="string" table:number-columns-spanned="6" table:number-rows-spanned="1">
            <text:p>teamwork_project_workflow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3">
          <table:table-cell table:style-name="ce2" office:value-type="string">
            <text:p>Title</text:p>
          </table:table-cell>
          <table:table-cell table:style-name="ce15" office:value-type="string" table:number-columns-spanned="6" table:number-rows-spanned="1">
            <text:p>Teamwork project workflow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16" office:value-type="string" table:number-columns-spanned="6" table:number-rows-spanned="1">
            <text:p>A workflow for top-level project workspacs.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5">
          <table:table-cell table:style-name="ce2" office:value-type="string">
            <text:p>Initial state</text:p>
          </table:table-cell>
          <table:table-cell table:style-name="ce17" office:value-type="string" table:number-columns-spanned="6" table:number-rows-spanned="1">
            <text:p>visible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6" table:number-rows-repeated="2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visible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8">
          <table:table-cell table:style-name="ce6" office:value-type="string">
            <text:p>Title</text:p>
          </table:table-cell>
          <table:table-cell table:style-name="ce20" office:value-type="string" table:number-columns-spanned="6" table:number-rows-spanned="1">
            <text:p>Visible to project members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6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Project itself is visible to all members of a project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0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make_private, restrict, publish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number-columns-repeated="2"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8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private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2">
          <table:table-cell table:style-name="ce6" office:value-type="string">
            <text:p>Title</text:p>
          </table:table-cell>
          <table:table-cell table:style-name="ce25" office:value-type="string" table:number-columns-spanned="6" table:number-rows-spanned="1">
            <text:p>Private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9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Project itself is visible and editable by owner and managers only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3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share, restrict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published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4">
          <table:table-cell table:style-name="ce6" office:value-type="string">
            <text:p>Title</text:p>
          </table:table-cell>
          <table:table-cell table:style-name="ce26" office:value-type="string" table:number-columns-spanned="6" table:number-rows-spanned="1">
            <text:p>Publicly visible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27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Project is publicly visible to any and all parties on the Internet, including anonymous visitors. <text:s/>Visibility of the items contained within the project is determined by those items, and not this state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5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restrict_to_project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7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7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7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5" office:value-type="string">
            <text:p>ID</text:p>
          </table:table-cell>
          <table:table-cell table:style-name="ce19" office:value-type="string" table:number-columns-spanned="6" table:number-rows-spanned="1">
            <text:p>restricted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19">
          <table:table-cell table:style-name="ce6" office:value-type="string">
            <text:p>Title</text:p>
          </table:table-cell>
          <table:table-cell table:style-name="ce28" office:value-type="string" table:number-columns-spanned="6" table:number-rows-spanned="1">
            <text:p>Restricted to managers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9">
          <table:table-cell table:style-name="ce6" office:value-type="string">
            <text:p>Description</text:p>
          </table:table-cell>
          <table:table-cell table:style-name="ce16" office:value-type="string" table:number-columns-spanned="6" table:number-rows-spanned="1">
            <text:p>Project is restricted to workspace manager(s) (read-only access can additionally be granted in sharing page).</text:p>
          </table:table-cell>
          <table:covered-table-cell table:number-columns-repeated="5" table:style-name="ce13"/>
          <table:table-cell table:style-name="ce13" table:number-columns-repeated="1016"/>
          <table:table-cell/>
        </table:table-row>
        <table:table-row table:style-name="ro5">
          <table:table-cell table:style-name="ce6" office:value-type="string">
            <text:p>Transitions</text:p>
          </table:table-cell>
          <table:table-cell table:style-name="ce13" office:value-type="string" table:number-columns-spanned="14" table:number-rows-spanned="1">
            <text:p>share, make_private, 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9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9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9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1"/>
          <table:table-cell table:style-name="ce36" office:value-type="string">
            <text:p>X</text:p>
          </table:table-cell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24" table:number-columns-repeated="14"/>
          <table:table-cell table:style-name="ce13" table:number-columns-repeated="1008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make_privat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Make private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4" table:number-rows-spanned="1">
            <text:p>Make project private to owner (usually its creator) and users with Manager or Site Administrator roles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privat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4" table:number-rows-spanned="1">
            <text:p>Owner, Manager, Site Administrato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shar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Share with project members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Make project visible to all its members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visibl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4" table:number-rows-spanned="1">
            <text:p>Owner, Manager, Site Administrato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restric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Restrict to managers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Restrict project to users with Manager or Site Administrator role – only such users can carry out this action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restricted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Modify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4" table:number-rows-spanned="1">
            <text:p>Manager, Site Administrato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publish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Make publicly visible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Publish item, making it available externally on the Internet for any user, including anonymous visitors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published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Review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restrict_to_projec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4" table:number-rows-spanned="1">
            <text:p>Restrict to project members</text:p>
          </table:table-cell>
          <table:covered-table-cell table:number-columns-repeated="13"/>
          <table:table-cell table:style-name="ce13" table:number-columns-repeated="1008"/>
          <table:table-cell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Restrict visibility of project to its members only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4" table:number-rows-spanned="1">
            <text:p>visible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4" table:number-rows-spanned="1">
            <text:p>Review portal content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3"/>
          <table:table-cell table:style-name="ce13" table:number-columns-repeated="1022"/>
          <table:table-cell/>
        </table:table-row>
        <table:table-row table:style-name="ro6">
          <table:table-cell table:style-name="ce11" office:value-type="string">
            <text:p>[Transition]</text:p>
          </table:table-cell>
          <table:table-cell table:style-name="ce13" table:number-columns-repeated="1022"/>
          <table:table-cell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4" table:number-rows-spanned="1">
            <text:p>log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itle</text:p>
          </table:table-cell>
          <table:table-cell table:style-name="ce31" table:number-columns-spanned="14" table:number-rows-spanned="1"/>
          <table:covered-table-cell table:number-columns-repeated="13"/>
          <table:table-cell table:style-name="ce13" table:number-columns-repeated="1008"/>
          <table:table-cell/>
        </table:table-row>
        <table:table-row table:style-name="ro25">
          <table:table-cell table:style-name="ce12" office:value-type="string">
            <text:p>Description</text:p>
          </table:table-cell>
          <table:table-cell table:style-name="ce33" office:value-type="string" table:number-columns-spanned="14" table:number-rows-spanned="1">
            <text:p>Log a change or information about a content item at the point in time of a call. <text:s/>This action is not intended to be called by user-facing menu choice, but programmatically as a side-effect of some set of user actions. <text:s/>Remain in current state.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4" table:number-rows-spanned="1">
            <text:p>User</text:p>
          </table:table-cell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7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4" table:number-rows-spanned="1"/>
          <table:covered-table-cell table:number-columns-repeated="13" table:style-name="ce13"/>
          <table:table-cell table:style-name="ce13" table:number-columns-repeated="1008"/>
          <table:table-cell/>
        </table:table-row>
        <table:table-row table:style-name="ro6" table:number-rows-repeated="65410">
          <table:table-cell table:style-name="ce3"/>
          <table:table-cell table:style-name="ce13" table:number-columns-repeated="1022"/>
          <table:table-cell/>
        </table:table-row>
        <table:table-row table:style-name="ro6" table:number-rows-repeated="98303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00/00/0000</text:date>, <text:time style:data-style-name="N2" text:time-value="0000-00-00T12:08:2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Upton</meta:initial-creator>
    <meta:creation-date>2012-01-24T10:49:36</meta:creation-date>
    <meta:generator>LibreOffice/3.6$MacOSX_x86 LibreOffice_project/da8c1e6-fd468f4-454e206-f42a4a9-143cfd</meta:generator>
    <dc:date>2014-03-11T12:10:07</dc:date>
    <dc:creator>Sean Upton</dc:creator>
    <meta:editing-duration>PT2H27M43S</meta:editing-duration>
    <meta:editing-cycles>35</meta:editing-cycles>
    <meta:document-statistic meta:table-count="3" meta:cell-count="1763" meta:object-count="0"/>
  </office:meta>
</office:document-meta>
</file>